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paragraph-properties fo:orphans="0" fo:widows="0"/>
      <style:text-properties fo:font-weight="bold" style:font-weight-asian="bold"/>
    </style:style>
    <style:style style:name="P5" style:family="paragraph" style:parent-style-name="Standard">
      <style:text-properties fo:color="#ff00ff"/>
    </style:style>
    <style:style style:name="P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">
      <style:paragraph-properties fo:margin-left="1in" fo:margin-right="0in" fo:text-indent="-0.25in" style:auto-text-indent="false"/>
    </style:style>
    <style:style style:name="P19" style:family="paragraph" style:parent-style-name="Standard" style:master-page-name="Standard">
      <style:paragraph-properties fo:orphans="0" fo:widows="0" style:page-number="1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fo:color="#ff0000" style:text-underline-style="none"/>
    </style:style>
    <style:style style:name="T6" style:family="text">
      <style:text-properties fo:font-weight="bold" style:font-weight-asian="bold"/>
    </style:style>
    <style:style style:name="T7" style:family="text">
      <style:text-properties fo:color="#ff00ff" fo:font-weight="bold" style:font-weight-asian="bold"/>
    </style:style>
    <style:style style:name="T8" style:family="text">
      <style:text-properties fo:color="#ff00ff"/>
    </style:style>
    <style:style style:name="T9" style:family="text">
      <style:text-properties fo:color="#ff00ff" style:text-underline-style="none"/>
    </style:style>
    <style:style style:name="T10" style:family="text">
      <style:text-properties fo:color="#4a86e8" fo:font-weight="bold" style:font-weight-asian="bold"/>
    </style:style>
    <style:style style:name="T11" style:family="text">
      <style:text-properties fo:color="#4a86e8"/>
    </style:style>
    <style:style style:name="T12" style:family="text">
      <style:text-properties fo:color="#4a86e8" style:text-underline-style="none"/>
    </style:style>
    <style:style style:name="T13" style:family="text">
      <style:text-properties fo:color="#4a86e8" style:text-line-through-style="solid" style:text-line-through-type="singl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T17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9" style:family="text">
      <style:text-properties fo:font-style="italic" style:font-style-asian="italic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29651056" text:id="ct29651056">
          <text:insertion>
            <office:change-info>
              <dc:creator>Michael Fox</dc:creator>
              <dc:date>2019-10-29T09:04:28</dc:date>
            </office:change-info>
          </text:insertion>
        </text:changed-region>
        <text:changed-region xml:id="ct29132400" text:id="ct29132400">
          <text:insertion>
            <office:change-info>
              <dc:creator>RTheren</dc:creator>
              <dc:date>2019-10-29T16:05:0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LWDW <text:s/>- </text:span><text:span text:style-name="T2">????????? <text:s text:c="2"/></text:span></text:p>
      <text:p text:style-name="P1"><text:span text:style-name="T6">Colour key - </text:span><text:span text:style-name="T7">Venn</text:span><text:span text:style-name="T6"> </text:span><text:span text:style-name="T10">Pedro </text:span><text:span text:style-name="T3">Jill</text:span></text:p>
      <text:p text:style-name="P2"/>
      <text:p text:style-name="P1"><text:span text:style-name="T6">The Jill</text:span></text:p>
      <text:p text:style-name="P1"><text:a xlink:type="simple" xlink:href="https://meet.jit.si/jordan9000#config.disableAP=true&amp;config.disableAEC=true&amp;config.disableAGC=true" text:style-name="ListLabel_20_109" text:visited-style-name="ListLabel_20_109"><text:span text:style-name="T14">https://meet.jit.si/jordan9000#config.disableAP=true&amp;config.disableAEC=true&amp;config.disableAGC=true</text:span></text:a></text:p>
      <text:p text:style-name="P4"/>
      <text:p text:style-name="P1"><text:span text:style-name="T6">The Pedro </text:span></text:p>
      <text:p text:style-name="P1"><text:a xlink:type="simple" xlink:href="https://meet.jit.si/pedro9000#config.disableAP=true&amp;config.disableAEC=true&amp;config.disableAGC=true" text:style-name="ListLabel_20_109" text:visited-style-name="ListLabel_20_109"><text:span text:style-name="T14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20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20" svg:width="0.0012in" svg:height="0.0213in"><text:p/></draw:rect></text:p>
      <text:p text:style-name="P1"><text:span text:style-name="T16">Post story suggestions </text:span><text:span text:style-name="T17">HAR</text:span><text:span text:style-name="T18">!</text:span></text:p>
      <text:p text:style-name="P1"/>
      <text:p text:style-name="P1"><text:span text:style-name="T6">1.</text:span><text:change-start text:change-id="ct29651056"/><text:span text:style-name="T6">ummm wopps https://www.abc.net.au/news/2019-10-29/google-faces-accc-federal-court-misleading-use-of-data/11649356</text:span><text:change-end text:change-id="ct29651056"/></text:p>
      <text:p text:style-name="P1"><text:span text:style-name="T6">2.</text:span><text:change-start text:change-id="ct29132400"/><text:span text:style-name="T6"> Fedorf 31 (RTheren):<text:line-break/><text:tab/></text:span>https://fedoramagazine.org/announcing-fedora-31/<text:change-end text:change-id="ct29132400"/></text:p>
      <text:p text:style-name="P1"><text:span text:style-name="T6">3.</text:span></text:p>
      <text:p text:style-name="P1"><text:soft-page-break/><text:span text:style-name="T6">4.</text:span></text:p>
      <text:p text:style-name="P1"><text:span text:style-name="T6">5.</text:span></text:p>
      <text:p text:style-name="P1"><draw:rect text:anchor-type="as-char" style:rel-width="100%" draw:z-index="2" draw:style-name="gr1" draw:text-style-name="P20" svg:width="0.0012in" svg:height="0.0213in"><text:p/></draw:rect></text:p>
      <text:p text:style-name="P1"><text:span text:style-name="T6">What we’re up to :</text:span></text:p>
      <text:p text:style-name="P1"><text:span text:style-name="T6">V - Send to fire, mix it up, </text:span></text:p>
      <text:p text:style-name="P1"><text:span text:style-name="T6">J - Had a great time at Monday’s Community Hack Night at Riot Games once again!</text:span></text:p>
      <text:p text:style-name="P1"><text:span text:style-name="T6">P - <text:s text:c="3"/></text:span></text:p>
      <text:p text:style-name="Standard"><draw:rect text:anchor-type="as-char" style:rel-width="100%" draw:z-index="3" draw:style-name="gr1" draw:text-style-name="P20" svg:width="0.0012in" svg:height="0.0213in"><text:p/></draw:rect></text:p>
      <text:p text:style-name="Standard">News</text:p>
      <text:p text:style-name="Standard"/>
      <text:p text:style-name="Standard"><text:span text:style-name="T10">See you, Cashew! (RTheren)</text:span></text:p>
      <text:p text:style-name="Standard"><text:a xlink:type="simple" xlink:href="https://twitter.com/kdecommunity/status/1189156442303094787" text:style-name="ListLabel_20_110" text:visited-style-name="ListLabel_20_110"><text:span text:style-name="T15">https://twitter.com/kdecommunity/status/1189156442303094787</text:span></text:a></text:p>
      <text:list xml:id="list2639197686" text:style-name="WWNum8">
        <text:list-item>
          <text:p text:style-name="P6"><text:span text:style-name="T11">After 11 years (almost 12) that piece of software trash, which always stuck out like a sore thumb and was made completely redundant by a right click on the desktop, is finally gone.</text:span></text:p>
        </text:list-item>
        <text:list-item>
          <text:p text:style-name="P6"><text:span text:style-name="T4">I always liked to call it the magic bean that brought forth access to some not very pretty desktop widgets and activities.</text:span></text:p>
        </text:list-item>
      </text:list>
      <text:p text:style-name="Standard"/>
      <text:p text:style-name="Standard"><text:span text:style-name="T10">Boosting Gnome Shell performance </text:span></text:p>
      <text:p text:style-name="Standard"><text:a xlink:type="simple" xlink:href="https://discourse.ubuntu.com/t/boosting-the-real-time-performance-of-gnome-shell-3-34-in-ubuntu-19-10/13095?u=d0od" text:style-name="ListLabel_20_110" text:visited-style-name="ListLabel_20_110"><text:span text:style-name="T15">https://discourse.ubuntu.com/t/boosting-the-real-time-performance-of-gnome-shell-3-34-in-ubuntu-19-10/13095?u=d0od</text:span></text:a></text:p>
      <text:list xml:id="list349850221" text:style-name="WWNum9">
        <text:list-item>
          <text:p text:style-name="P7"><text:span text:style-name="T11">So the fix was to nuke the power saving/cpu cycle reducing bits of the code.</text:span></text:p>
        </text:list-item>
        <text:list-item>
          <text:p text:style-name="P7"><text:span text:style-name="T11">Fair enough!</text:span></text:p>
        </text:list-item>
        <text:list-item>
          <text:p text:style-name="P7"><text:span text:style-name="T11">I hope that’s not going to hurt the majority of people who use desktop Linux distros… You know, people who have it on a laptop?</text:span></text:p>
        </text:list-item>
        <text:list-item>
          <text:p text:style-name="P7"><text:span text:style-name="T11">I know this is supposed to be a positive post describing how they got GNOME to perform better.</text:span></text:p>
        </text:list-item>
        <text:list-item>
          <text:p text:style-name="P7"><text:soft-page-break/><text:span text:style-name="T11">To me this post tickles my confirmation bias by showing exactly just how fundamentally broken GNOME is/was and by design too.</text:span></text:p>
        </text:list-item>
        <text:list-item>
          <text:p text:style-name="P7"><text:span text:style-name="T4">The goal for GNOME Shell in Ubuntu 20.04 LTS is to make GNOME high performance on newer machines.</text:span></text:p>
        </text:list-item>
        <text:list-item>
          <text:p text:style-name="P7"><text:span text:style-name="T4">And then the goal for GNOME Shell in Ubuntu 20.10 is to make GNOME high performance on slower older machines.</text:span></text:p>
        </text:list-item>
        <text:list-item>
          <text:p text:style-name="P7"><text:span text:style-name="T4"><text:s/>Ubuntu 20.04 LTS will be released on April 23, 2020 with GNOME 3.36.</text:span></text:p>
        </text:list-item>
      </text:list>
      <text:p text:style-name="Standard"/>
      <text:p text:style-name="Standard"><text:span text:style-name="T3">Ubuntu 19.10 DNLA Server</text:span> (Sandy)</text:p>
      <text:p text:style-name="Standard"><text:a xlink:type="simple" xlink:href="https://www.omgubuntu.co.uk/2019/10/ubuntu-dlna-media-sharing-server/amp?__twitter_impression=true" text:style-name="ListLabel_20_110" text:visited-style-name="ListLabel_20_110"><text:span text:style-name="T15">https://www.omgubuntu.co.uk/2019/10/ubuntu-dlna-media-sharing-server/amp?__twitter_impression=true</text:span></text:a></text:p>
      <text:list xml:id="list1758635955" text:style-name="WWNum10">
        <text:list-item>
          <text:p text:style-name="P8"><text:span text:style-name="T4">Yeah!! <text:s/>Ubuntu 19.10 out of the box comes with the ability to enable a DNLA media server without the need to install 3rd party software!!!</text:span></text:p>
        </text:list-item>
        <text:list-item>
          <text:p text:style-name="P8"><text:span text:style-name="T4">It uses the DNLA and UPnP Universal Plug and Play protocols to communicate with other multimedia devices on your network, such as a Roku box, Smart TV or game console.</text:span></text:p>
        </text:list-item>
        <text:list-item>
          <text:p text:style-name="P8"><text:span text:style-name="T4">You don't need to install PLEX, Kodi, Jellyfin etc. for simple media sharing, unless you want to have the advanced features these apps give you.</text:span></text:p>
        </text:list-item>
        <text:list-item>
          <text:p text:style-name="P8"><text:span text:style-name="T4">Thank you to Sandy in chat for this one.</text:span></text:p>
        </text:list-item>
      </text:list>
      <text:p text:style-name="Standard"/>
      <text:p text:style-name="Standard"><text:span text:style-name="T3">Unity Reflect</text:span> </text:p>
      <text:p text:style-name="Standard"><text:a xlink:type="simple" xlink:href="https://archpaper.com/2019/10/unity-reflect-open-source-tool/" text:style-name="ListLabel_20_110" text:visited-style-name="ListLabel_20_110"><text:span text:style-name="T15">https://archpaper.com/2019/10/unity-reflect-open-source-tool/</text:span></text:a></text:p>
      <text:list xml:id="list2012710816" text:style-name="WWNum11">
        <text:list-item>
          <text:p text:style-name="P9"><text:span text:style-name="T4">Bringing in 3D models to game engines like Unity has always been a challenge, whether it's from Revit, 3DS Max, CAD, Maya, Modo or Blender.</text:span></text:p>
        </text:list-item>
        <text:list-item>
          <text:p text:style-name="P9"><text:span text:style-name="T4">Often, vertices and polygons get moved or misplaced in the conversion and you have to spend a lot of time and sometimes a lot of money on software to fix it.</text:span></text:p>
        </text:list-item>
        <text:list-item>
          <text:p text:style-name="P9"><text:span text:style-name="T4">Reflect helps solve this by making it easier for architects to visualize their data without having to learn game development.</text:span></text:p>
        </text:list-item>
        <text:list-item>
          <text:p text:style-name="P9"><text:span text:style-name="T11">Not only are they doing a good by providing a tool for people who aren’t game developers, they’re releasing it free of charge and providing sauce.</text:span></text:p>
        </text:list-item>
        <text:list-item>
          <text:p text:style-name="P9"><text:span text:style-name="T11">I haven’t been able to find a link to check which license they’re releasing it under</text:span></text:p>
        </text:list-item>
      </text:list>
      <text:p text:style-name="Standard"/>
      <text:p text:style-name="Standard"><text:span text:style-name="T10">Reddit desktop client </text:span></text:p>
      <text:p text:style-name="Standard"><text:soft-page-break/><text:a xlink:type="simple" xlink:href="https://github.com/Zaydme/Reddit-client-unofficial" text:style-name="ListLabel_20_110" text:visited-style-name="ListLabel_20_110"><text:span text:style-name="T15">https://github.com/Zaydme/Reddit-client-unofficial</text:span></text:a></text:p>
      <text:list xml:id="list1765613756" text:style-name="WWNum1">
        <text:list-item>
          <text:p text:style-name="P10"><text:span text:style-name="T11">Oh, cool! It also builds an AppImage along with the deb and unpackaged versions.</text:span></text:p>
        </text:list-item>
        <text:list-item>
          <text:p text:style-name="P10"><text:span text:style-name="T11">It also works.</text:span></text:p>
        </text:list-item>
        <text:list-item>
          <text:p text:style-name="P10"><text:span text:style-name="T11">Don’t know why you’d want it since you get the same experience on your browser, but hey! It’s a thing.</text:span></text:p>
        </text:list-item>
        <text:list-item>
          <text:p text:style-name="P10"><text:span text:style-name="T11">Only need 231 dependencies from npm…</text:span></text:p>
          <text:list>
            <text:list-item>
              <text:p text:style-name="P18"><text:span text:style-name="T8">It was about this time Old Man Venn tapped the nope button. </text:span></text:p>
            </text:list-item>
          </text:list>
        </text:list-item>
        <text:list-item>
          <text:p text:style-name="P10"><text:span text:style-name="T11">Pro Tip: from the root of the project folder run </text:span>npm uninstall `ls -1 node_modules | tr '/\n' ' '` <text:span text:style-name="T11">to get rid of everything.</text:span></text:p>
        </text:list-item>
        <text:list-item>
          <text:p text:style-name="P10"><text:span text:style-name="T4">The AppImage works great!</text:span></text:p>
        </text:list-item>
        <text:list-item>
          <text:p text:style-name="P10"><text:span text:style-name="T4">This Electron wrapped Reddit is quite zippy.</text:span></text:p>
        </text:list-item>
        <text:list-item>
          <text:p text:style-name="P10"><text:span text:style-name="T4">Thank you for the dark theme.</text:span></text:p>
        </text:list-item>
        <text:list-item>
          <text:p text:style-name="P10"><text:span text:style-name="T8">As a user of old reddit and the Reddit Enhancement suite, nope. </text:span></text:p>
        </text:list-item>
        <text:list-item>
          <text:p text:style-name="P10"><text:span text:style-name="T8">Daddy needs his dark mode. </text:span></text:p>
        </text:list-item>
      </text:list>
      <text:p text:style-name="P5"/>
      <text:p text:style-name="Standard"><text:span text:style-name="T3">MPV Player 0.30.0</text:span></text:p>
      <text:p text:style-name="Standard"><text:a xlink:type="simple" xlink:href="https://github.com/mpv-player/mpv/releases/tag/v0.30.0" text:style-name="ListLabel_20_110" text:visited-style-name="ListLabel_20_110"><text:span text:style-name="T15">https://github.com/mpv-player/mpv/releases/tag/v0.30.0</text:span></text:a></text:p>
      <text:list xml:id="list1087929399" text:style-name="WWNum12">
        <text:list-item>
          <text:p text:style-name="P11"><text:span text:style-name="T8">Gamepad support. </text:span></text:p>
        </text:list-item>
        <text:list-item>
          <text:p text:style-name="P11"><text:span text:style-name="T11">Vulkan/CUDA interoperability</text:span></text:p>
        </text:list-item>
        <text:list-item>
          <text:p text:style-name="P11"><text:span text:style-name="T11">Basically, by implementing libplacebo’s Vulkan they’ve enabled Vulkan hardware decoding all over the shop.</text:span></text:p>
        </text:list-item>
        <text:list-item>
          <text:p text:style-name="P11"><text:span text:style-name="T11">Very much in favor of this move!</text:span></text:p>
        </text:list-item>
        <text:list-item>
          <text:p text:style-name="P11"><text:span text:style-name="T11">I want a full Vulkan desktop to be a thing in 2022.</text:span></text:p>
        </text:list-item>
        <text:list-item>
          <text:p text:style-name="P11"><text:span text:style-name="T4">MPV media player v0.30.0 is out with some major new features and lots of bug fixes!</text:span></text:p>
        </text:list-item>
        <text:list-item>
          <text:p text:style-name="P11"><text:soft-page-break/><text:span text:style-name="T4">Includes multiple Wayland performance improvements and fixes.</text:span></text:p>
        </text:list-item>
        <text:list-item>
          <text:p text:style-name="P11"><text:span text:style-name="T4">Performance improvements to video playback and caching.</text:span></text:p>
        </text:list-item>
        <text:list-item>
          <text:p text:style-name="P11"><text:span text:style-name="T4">MPV media player is one of my favorite lightweight media players based on mplayer.</text:span></text:p>
        </text:list-item>
      </text:list>
      <text:p text:style-name="P5"/>
      <text:p text:style-name="Standard"><text:span text:style-name="T8">Image Masks in OBS</text:span></text:p>
      <text:p text:style-name="Standard"><text:a xlink:type="simple" xlink:href="https://linuxgamecast.com/2019/10/creating-image-masks-with-obs-studio-on-linux/" text:style-name="ListLabel_20_110" text:visited-style-name="ListLabel_20_110"><text:span text:style-name="T15">https://linuxgamecast.com/2019/10/creating-image-masks-with-obs-studio-on-linux/</text:span></text:a></text:p>
      <text:list xml:id="list1263524602" text:style-name="WWNum6">
        <text:list-item>
          <text:p text:style-name="P12"><text:span text:style-name="T8">Creating an image mask in OBS is relativity straightforward. </text:span></text:p>
        </text:list-item>
        <text:list-item>
          <text:p text:style-name="P12"><text:span text:style-name="T8">Creating an image mask while retaining the original shot, not so much. </text:span></text:p>
        </text:list-item>
        <text:list-item>
          <text:p text:style-name="P12"><text:span text:style-name="T8">Let’s take a look at how this works on Linux.</text:span></text:p>
        </text:list-item>
      </text:list>
      <text:p text:style-name="Standard"/>
      <text:p text:style-name="Standard"><text:span text:style-name="T8">Purism woes</text:span></text:p>
      <text:p text:style-name="Standard"><text:a xlink:type="simple" xlink:href="https://puri.sm/posts/supplying-the-demand/" text:style-name="ListLabel_20_110" text:visited-style-name="ListLabel_20_110"><text:span text:style-name="T15">https://puri.sm/posts/supplying-the-demand/</text:span></text:a></text:p>
      <text:list xml:id="list3432147799" text:style-name="WWNum2">
        <text:list-item>
          <text:p text:style-name="P13"><text:span text:style-name="T11">People don’t necessarily </text:span><text:span text:style-name="T10">want</text:span><text:span text:style-name="T11"> an early batch, they just want something to justify the money they put down on the crowdfunding.</text:span></text:p>
        </text:list-item>
        <text:list-item>
          <text:p text:style-name="P13"><text:span text:style-name="T11">This is not a good thing.</text:span></text:p>
        </text:list-item>
        <text:list-item>
          <text:p text:style-name="P13"><text:span text:style-name="T11">If a lot more people than you expected are asking for something for something for their money, it’s been too long.</text:span></text:p>
        </text:list-item>
        <text:list-item>
          <text:p text:style-name="P13"><text:span text:style-name="T11">And you guys specifically say you went too long without public updates on these batches.</text:span></text:p>
        </text:list-item>
        <text:list-item>
          <text:p text:style-name="P13"><text:span text:style-name="T11">That’s going to make people antsy.</text:span></text:p>
        </text:list-item>
        <text:list-item>
          <text:p text:style-name="P13"><text:span text:style-name="T11">And titling a bullet point list of things that you’ve done that aren’t the Librem 5 “Purism Delivers”, in a post about the Librem 5, isn’t helping matters. </text:span></text:p>
        </text:list-item>
        <text:list-item>
          <text:p text:style-name="P13"><text:span text:style-name="T8">Hardware is hard, really really hard. </text:span></text:p>
        </text:list-item>
        <text:list-item>
          <text:p text:style-name="P13"><text:span text:style-name="T8">And you know what, you may never get it because that’s how crowdfunding works. </text:span></text:p>
        </text:list-item>
        <text:list-item>
          <text:p text:style-name="P13"><text:span text:style-name="T8">If you backed this product expecting something completely baked get your refund and stop the screeching. </text:span></text:p>
        </text:list-item>
        <text:list-item>
          <text:p text:style-name="P13"><text:soft-page-break/><text:span text:style-name="T8">That said, this post triggered the spidey senses, hard. </text:span></text:p>
        </text:list-item>
        <text:list-item>
          <text:p text:style-name="P13"><text:span text:style-name="T8">Reading </text:span><text:a xlink:type="simple" xlink:href="https://www.reddit.com/r/linux/comments/dnmwlc/an_electrical_engineers_opinion_on_the_librem_5/" text:style-name="ListLabel_20_110" text:visited-style-name="ListLabel_20_110"><text:span text:style-name="T15">an electrical engineers take</text:span></text:a><text:span text:style-name="T8"> on the situation didn’t help those feels.</text:span></text:p>
        </text:list-item>
        <text:list-item>
          <text:p text:style-name="P13"><text:span text:style-name="T4">I think Purism really underestimated how difficult hardware manufacturing can be, particularly with cell phones.</text:span></text:p>
        </text:list-item>
        <text:list-item>
          <text:p text:style-name="P13"><text:span text:style-name="T4">The transparency from Purism just isn't at the same level as Pine64.</text:span></text:p>
        </text:list-item>
        <text:list-item>
          <text:p text:style-name="P13"><text:span text:style-name="T4">We will just have to wait and see what comes next.</text:span></text:p>
        </text:list-item>
      </text:list>
      <text:p text:style-name="Standard"/>
      <text:p text:style-name="Standard"><text:span text:style-name="T8">Leaving Linux </text:span></text:p>
      <text:p text:style-name="Standard"><text:a xlink:type="simple" xlink:href="https://hackernoon.com/leaving-linux-for-mac-after-15-years-hbe627b1" text:style-name="ListLabel_20_110" text:visited-style-name="ListLabel_20_110"><text:span text:style-name="T15">https://hackernoon.com/leaving-linux-for-mac-after-15-years-hbe627b1</text:span></text:a></text:p>
      <text:list xml:id="list3542157078" text:style-name="WWNum3">
        <text:list-item>
          <text:p text:style-name="P14"><text:span text:style-name="T8">By </text:span><text:span text:style-name="T19">“15 years”</text:span><text:span text:style-name="T8"> do you mean you installed it once in a VM in 2004?</text:span></text:p>
        </text:list-item>
        <text:list-item>
          <text:p text:style-name="P14"><text:span text:style-name="T8">I’m just going to come right out and say this with no malice and or snark. </text:span></text:p>
        </text:list-item>
        <text:list-item>
          <text:p text:style-name="P14"><text:span text:style-name="T8">I don’t believe you, not even a little bit. </text:span></text:p>
        </text:list-item>
        <text:list-item>
          <text:p text:style-name="P14"><text:span text:style-name="T8">The big (and I mean BIG) giveaway is that you bought a RX 5700 XT and expected the Mesa drivers to be in a workable state. </text:span></text:p>
        </text:list-item>
        <text:list-item>
          <text:p text:style-name="P14"><text:span text:style-name="T8">That’s never happened in the history of ever. </text:span></text:p>
        </text:list-item>
        <text:list-item>
          <text:p text:style-name="P14"><text:span text:style-name="T8">Also, NVIDIA shipped drivers for the 20 RTX series less than a week after release. </text:span></text:p>
        </text:list-item>
        <text:list-item>
          <text:p text:style-name="P14"><text:span text:style-name="T8">And they work on Linux, using a 2060 to encode and stream the show at this very moment. </text:span></text:p>
        </text:list-item>
        <text:list-item>
          <text:p text:style-name="P14"><text:span text:style-name="T8">I'm mostly speechless about your comment on pavucontrol.</text:span></text:p>
        </text:list-item>
        <text:list-item>
          <text:p text:style-name="P14"><text:span text:style-name="T8">It’s as user friendly as you can make a tool for configuring sound output, inputs, and modes. </text:span></text:p>
        </text:list-item>
        <text:list-item>
          <text:p text:style-name="P14"><text:span text:style-name="T8">I don’t have a problem with you ditching Linux for a MAC, nay.</text:span></text:p>
        </text:list-item>
        <text:list-item>
          <text:p text:style-name="P14"><text:span text:style-name="T8">I got a problem with you throwing Linux under the bus over issues that could be solved after a weekend with Linux, much less 15 years. </text:span></text:p>
        </text:list-item>
        <text:list-item>
          <text:p text:style-name="P14"><text:span text:style-name="T11">Wow… </text:span></text:p>
        </text:list-item>
        <text:list-item>
          <text:p text:style-name="P14"><text:span text:style-name="T11">The mental gymnastics and strawman arguments on display here are something I haven’t seen since the early 2010s.</text:span></text:p>
        </text:list-item>
        <text:list-item>
          <text:p text:style-name="P14"><text:soft-page-break/><text:span text:style-name="T11">You wanted to buy a MacBook, that’s fine!</text:span></text:p>
        </text:list-item>
        <text:list-item>
          <text:p text:style-name="P14"><text:span text:style-name="T11">I want an X86 Macbook or Macbook pro for my </text:span><text:span text:style-name="T13">hoarding</text:span><text:span text:style-name="T11"> collection.</text:span></text:p>
        </text:list-item>
        <text:list-item>
          <text:p text:style-name="P14"><text:span text:style-name="T11">But you don’t need to make stuff up.</text:span></text:p>
        </text:list-item>
        <text:list-item>
          <text:p text:style-name="P14"><text:span text:style-name="T4">Wow, one of the commenters in the article states: </text:span>“Are these the kinds of posts we can expect from staff? Pretty juvenile.”<text:span text:style-name="T4"> <text:s/>Kind of sums it up for me!</text:span></text:p>
        </text:list-item>
        <text:list-item>
          <text:p text:style-name="P14"><text:span text:style-name="T4">Did you even try to do a google search to check if your Intel audio card on your motherboard had an issue with Linux?</text:span></text:p>
        </text:list-item>
        <text:list-item>
          <text:p text:style-name="P14"><text:span text:style-name="T4">This is very rare with today’s modern Linux OSs.</text:span></text:p>
        </text:list-item>
        <text:list-item>
          <text:p text:style-name="P14"><text:span text:style-name="T4">You could have just bought a $2 dollar USB Audio card dongle on Ebay that works!</text:span></text:p>
        </text:list-item>
      </text:list>
      <text:p text:style-name="Standard"><draw:rect text:anchor-type="as-char" style:rel-width="100%" draw:z-index="4" draw:style-name="gr1" draw:text-style-name="P20" svg:width="0.0012in" svg:height="0.0213in"><text:p/></draw:rect></text:p>
      <text:p text:style-name="Standard">Plugs</text:p>
      <text:p text:style-name="Standard"/>
      <text:p text:style-name="Standard">xSalty1</text:p>
      <text:p text:style-name="Standard"><draw:rect text:anchor-type="as-char" style:rel-width="100%" draw:z-index="5" draw:style-name="gr1" draw:text-style-name="P20" svg:width="0.0012in" svg:height="0.0213in"><text:p/></draw:rect></text:p>
      <text:p text:style-name="Standard">Slice of Pi</text:p>
      <text:p text:style-name="Standard"/>
      <text:p text:style-name="Standard">Server Pi </text:p>
      <text:p text:style-name="Standard"><text:a xlink:type="simple" xlink:href="https://jamesachambers.com/raspberry-pi-4-ubuntu-server-desktop-18-04-3-image-unofficial/" text:style-name="ListLabel_20_110" text:visited-style-name="ListLabel_20_110"><text:span text:style-name="T15">https://jamesachambers.com/raspberry-pi-4-ubuntu-server-desktop-18-04-3-image-unofficial/</text:span></text:a></text:p>
      <text:list xml:id="list202844695" text:style-name="WWNum7">
        <text:list-item>
          <text:p text:style-name="P15"><text:span text:style-name="T11">This is a quintessential Linux story!</text:span></text:p>
        </text:list-item>
        <text:list-item>
          <text:p text:style-name="P15"><text:span text:style-name="T11">Do you want something? You have the tools to make it!</text:span></text:p>
        </text:list-item>
        <text:list-item>
          <text:p text:style-name="P15"><text:span text:style-name="T4">This is awesome!</text:span></text:p>
        </text:list-item>
        <text:list-item>
          <text:p text:style-name="P15"><text:span text:style-name="T4">And should help contribute to the mainline Ubuntu Server 20.04 Raspberry Pi 4 support.</text:span></text:p>
        </text:list-item>
      </text:list>
      <text:p text:style-name="Standard"><draw:rect text:anchor-type="as-char" style:rel-width="100%" draw:z-index="6" draw:style-name="gr1" draw:text-style-name="P20" svg:width="0.0012in" svg:height="0.0213in"><text:p/></draw:rect></text:p>
      <text:p text:style-name="Standard"><text:soft-page-break/>Feedback</text:p>
      <text:p text:style-name="Standard"/>
      <text:p text:style-name="Standard">Hugs</text:p>
      <text:p text:style-name="Standard"><text:a xlink:type="simple" xlink:href="https://linuxgamecast.com/bradley/?GT8VHPi" text:style-name="ListLabel_20_110" text:visited-style-name="ListLabel_20_110"><text:span text:style-name="T15">https://linuxgamecast.com/bradley/?GT8VHPi</text:span></text:a></text:p>
      <text:p text:style-name="Standard"><text:a xlink:type="simple" xlink:href="https://hughski.com/" text:style-name="ListLabel_20_110" text:visited-style-name="ListLabel_20_110"><text:span text:style-name="T15">https://hughski.com/</text:span></text:a></text:p>
      <text:list xml:id="list2662450415" text:style-name="WWNum4">
        <text:list-item>
          <text:p text:style-name="P16"><text:span text:style-name="T4">Thank you Nehmo (dacresni in chat), actually meant to put that in last weeks show notes!</text:span></text:p>
        </text:list-item>
      </text:list>
      <text:p text:style-name="Standard"/>
      <text:p text:style-name="Standard">Trolls</text:p>
      <text:p text:style-name="Standard"><text:a xlink:type="simple" xlink:href="https://linuxgamecast.com/bradley/?koF86uN" text:style-name="ListLabel_20_110" text:visited-style-name="ListLabel_20_110"><text:span text:style-name="T15">https://linuxgamecast.com/bradley/?koF86uN</text:span></text:a></text:p>
      <text:list xml:id="list1702610368" text:style-name="WWNum5">
        <text:list-item>
          <text:p text:style-name="P17"><text:span text:style-name="T8">Not a fan of the Gnome desktop but they are fighting the good fight. </text:span></text:p>
        </text:list-item>
        <text:list-item>
          <text:p text:style-name="P17"><text:span text:style-name="T8">Modern society, filled with outrage and cancel culture has forgotten it’s possible to support something you don’t necessarily like. </text:span></text:p>
        </text:list-item>
        <text:list-item>
          <text:p text:style-name="P17"><text:span text:style-name="T8">Enemy of my enemy.</text:span></text:p>
        </text:list-item>
        <text:list-item>
          <text:p text:style-name="P17"><text:span text:style-name="T4">And as I mentioned last week, this helps send a message to patent trolls everywhere that they should never target free software!</text:span></text:p>
        </text:list-item>
      </text:list>
      <text:p text:style-name="P3"/>
      <text:p text:style-name="P3"/>
      <text:p text:style-name="P3"/>
      <text:p text:style-name="Standard"><text:span text:style-name="T4">v4l2-ctl -c exposure_auto_priority=1</text:span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0" style:display-name="ListLabel 110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3" meta:word-count="1423" meta:character-count="8546" meta:non-whitespace-character-count="7303"/>
    <meta:generator>LibreOfficeDev/6.0.5.2$Linux_X86_64 LibreOffice_project/</meta:generator>
  </office:meta>
</office:document-meta>
</file>